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entury Gothic" svg:font-family="&quot;Century Gothic&quot;"/>
    <style:font-face style:name="Century Gothic1" svg:font-family="&quot;Century Gothic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ext-properties style:font-name="Century Gothic1" style:font-name-asian="Century Gothic1" style:font-name-complex="Century Gothic1"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8" style:family="table-cell" style:parent-style-name="Default" style:data-style-name="N4"/>
    <style:style style:name="ce9" style:family="table-cell" style:parent-style-name="Comma" style:data-style-name="N36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10" style:family="table-cell" style:parent-style-name="Comma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1" style:family="table-cell" style:parent-style-name="Comma" style:data-style-name="N36">
      <style:table-cell-properties style:vertical-align="automatic" fo:background-color="transparent" style:cell-protect="protecte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4">
      <style:table-cell-properties fo:border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2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Comma" style:data-style-name="N38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21" style:family="table-cell" style:parent-style-name="Comma" style:data-style-name="N38">
      <style:table-cell-properties fo:border="thin solid #000000" style:vertical-align="automatic" fo:background-color="transparent" style:cell-protect="protected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7.72583333333333cm"/>
    </style:style>
    <style:style style:name="co8" style:family="table-column">
      <style:table-column-properties fo:break-before="auto" style:column-width="15.0283333333333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7.276041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5.159375cm"/>
    </style:style>
    <style:style style:name="co14" style:family="table-column">
      <style:table-column-properties fo:break-before="auto" style:column-width="6.87916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6.29708333333333cm"/>
    </style:style>
    <style:style style:name="co17" style:family="table-column">
      <style:table-column-properties fo:break-before="auto" style:column-width="6.53520833333333cm"/>
    </style:style>
    <style:style style:name="co18" style:family="table-column">
      <style:table-column-properties fo:break-before="auto" style:column-width="4.68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3"/>
        <table:table-column table:style-name="co4" table:number-columns-repeated="16379" table:default-cell-style-name="ce1"/>
        <table:table-row table:style-name="ro1">
          <table:table-cell office:value-type="string" table:style-name="ce2">
            <text:p>VISACOM S.A.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4">
            <text:p>DETALLE DE TRANSACCIONES CON PARTES RELACIONADAS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4">
            <text:p>Al 31 de diciembre del 2019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4">
            <text:p>Facturas de Partes Relacionadas</text:p>
          </table:table-cell>
          <table:table-cell office:value-type="string" table:style-name="ce18">
            <text:p>Total</text:p>
          </table:table-cell>
          <table:table-cell office:value-type="string" table:style-name="ce19">
            <text:p>Honorarios</text:p>
          </table:table-cell>
          <table:table-cell office:value-type="string" table:style-name="ce19">
            <text:p>Otro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5">
            <text:p>CASAL RIZZO MARIA DOLORES</text:p>
          </table:table-cell>
          <table:table-cell office:value-type="float" office:value="39119.79" table:formula="of:=[MDC.F18]" table:style-name="ce20">
            <text:p><text:s/>39.120<text:s/></text:p>
          </table:table-cell>
          <table:table-cell office:value-type="float" office:value="35000" table:formula="of:=+[MDC.F20]" table:style-name="ce20">
            <text:p><text:s/>35.000<text:s/></text:p>
          </table:table-cell>
          <table:table-cell office:value-type="float" office:value="4119.79" table:formula="of:=[MDC.F21]" table:style-name="ce20">
            <text:p><text:s/>4.120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6">
            <text:p>CHING CASAL MARIA AUXILIADORA</text:p>
          </table:table-cell>
          <table:table-cell office:value-type="float" office:value="2802.29" table:formula="of:=[CHING_CASAL.F26]" table:style-name="ce20">
            <text:p><text:s/>2.802<text:s/></text:p>
          </table:table-cell>
          <table:table-cell table:style-name="ce20"/>
          <table:table-cell office:value-type="float" office:value="2802.29" table:formula="of:=[.C7]" table:style-name="ce20">
            <text:p><text:s/>2.802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6">
            <text:p>PAULA CASAL</text:p>
          </table:table-cell>
          <table:table-cell office:value-type="float" office:value="36153.620000000003" table:formula="of:=[MPC.F15]" table:style-name="ce20">
            <text:p><text:s/>36.154<text:s/></text:p>
          </table:table-cell>
          <table:table-cell office:value-type="float" office:value="35000" table:formula="of:=[MPC.F19]" table:style-name="ce20">
            <text:p><text:s/>35.000<text:s/></text:p>
          </table:table-cell>
          <table:table-cell office:value-type="float" office:value="1153.6199999999999" table:formula="of:=[MPC.F20]" table:style-name="ce20">
            <text:p><text:s/>1.154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7">
            <text:p>CASAL AGUIRRE PATRICIA MARIA</text:p>
          </table:table-cell>
          <table:table-cell office:value-type="float" office:value="900" table:formula="of:=[CASAL_AGUIRRE.F2]" table:style-name="ce20">
            <text:p><text:s/>900<text:s/></text:p>
          </table:table-cell>
          <table:table-cell table:style-name="ce20"/>
          <table:table-cell office:value-type="float" office:value="900" table:formula="of:=[.C9]" table:style-name="ce20">
            <text:p><text:s/>900<text:s/>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TOTAL</text:p>
          </table:table-cell>
          <table:table-cell office:value-type="float" office:value="78975.700000000012" table:formula="of:=SUM([.C6:.C9])" table:style-name="ce21">
            <text:p><text:s/>78.976<text:s/></text:p>
          </table:table-cell>
          <table:table-cell office:value-type="float" office:value="70000" table:formula="of:=SUM([.D6:.D9])" table:style-name="ce21">
            <text:p><text:s/>70.000<text:s/></text:p>
          </table:table-cell>
          <table:table-cell office:value-type="float" office:value="8975.7000000000007" table:formula="of:=SUM([.E6:.E9])" table:style-name="ce21">
            <text:p><text:s/>8.976<text:s/>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Todas las facturas se detallan en cada una de las pestañas</text:p>
          </table:table-cell>
          <table:table-cell table:number-columns-repeated="3" table:style-name="ce3"/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  <table:table table:name="MDC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8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59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31/01/2019</text:p>
          </table:table-cell>
          <table:table-cell office:value-type="string" table:style-name="ce6">
            <text:p>FC 659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0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28/02/2019</text:p>
          </table:table-cell>
          <table:table-cell office:value-type="string" table:style-name="ce6">
            <text:p>FC 660 MARIA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1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29/03/2019</text:p>
          </table:table-cell>
          <table:table-cell office:value-type="string" table:style-name="ce6">
            <text:p>FC 661 MARIA DOLORES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2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30/04/2019</text:p>
          </table:table-cell>
          <table:table-cell office:value-type="string" table:style-name="ce6">
            <text:p>FC 662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3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29/05/2019</text:p>
          </table:table-cell>
          <table:table-cell office:value-type="string" table:style-name="ce6">
            <text:p>FC 663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1.8.5</text:p>
          </table:table-cell>
          <table:table-cell office:value-type="string" table:style-name="ce6">
            <text:p>FAC 001-001-000000669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5/06/2019</text:p>
          </table:table-cell>
          <table:table-cell office:value-type="string" table:style-name="ce6">
            <text:p>FC 669 MARIA DOLORES CASAL</text:p>
          </table:table-cell>
          <table:table-cell office:value-type="float" office:value="2856.96" table:style-name="ce7">
            <text:p>2.856,9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16</text:p>
          </table:table-cell>
          <table:table-cell office:value-type="string" table:style-name="ce6">
            <text:p>FAC 001-001-000000669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5/06/2019</text:p>
          </table:table-cell>
          <table:table-cell office:value-type="string" table:style-name="ce6">
            <text:p>FC 669 MARIA DOLORES CASAL</text:p>
          </table:table-cell>
          <table:table-cell office:value-type="float" office:value="169.11" table:style-name="ce7">
            <text:p>169,1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1.7.15</text:p>
          </table:table-cell>
          <table:table-cell office:value-type="string" table:style-name="ce6">
            <text:p>FAC 001-001-000000670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5/06/2019</text:p>
          </table:table-cell>
          <table:table-cell office:value-type="string" table:style-name="ce6">
            <text:p>FC 670 MARIA DOLORES CASAL VISERAS</text:p>
          </table:table-cell>
          <table:table-cell office:value-type="float" office:value="776.6" table:style-name="ce7">
            <text:p>776,6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71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5/06/2019</text:p>
          </table:table-cell>
          <table:table-cell office:value-type="string" table:style-name="ce6">
            <text:p>FC 671 MARIA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13</text:p>
          </table:table-cell>
          <table:table-cell office:value-type="string" table:style-name="ce6">
            <text:p>FAC 001-001-000000701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31/07/2019</text:p>
          </table:table-cell>
          <table:table-cell office:value-type="string" table:style-name="ce6">
            <text:p>FC 701 MARIA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2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30/08/2019</text:p>
          </table:table-cell>
          <table:table-cell office:value-type="string" table:style-name="ce6">
            <text:p>FC 702 DOLORES CASAL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3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30/09/2019</text:p>
          </table:table-cell>
          <table:table-cell office:value-type="string" table:style-name="ce6">
            <text:p>FC 703 MDC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4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30/10/2019</text:p>
          </table:table-cell>
          <table:table-cell office:value-type="string" table:style-name="ce6">
            <text:p>FC 704 MDC</text:p>
          </table:table-cell>
          <table:table-cell office:value-type="float" office:value="3500" table:style-name="ce7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1.7.15</text:p>
          </table:table-cell>
          <table:table-cell office:value-type="string" table:style-name="ce6">
            <text:p>FAC 001-001-000000706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4/12/2019</text:p>
          </table:table-cell>
          <table:table-cell office:value-type="string" table:style-name="ce6">
            <text:p>FC 706 MARIA DOLORES CASAL</text:p>
          </table:table-cell>
          <table:table-cell office:value-type="float" office:value="35" table:style-name="ce7">
            <text:p>35,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22</text:p>
          </table:table-cell>
          <table:table-cell office:value-type="string" table:style-name="ce6">
            <text:p>Transf. # 24237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5/04/2019</text:p>
          </table:table-cell>
          <table:table-cell office:value-type="string" table:style-name="ce6">
            <text:p>REEMBOLSO FIRMA ELECTRONICA EN VIVO</text:p>
          </table:table-cell>
          <table:table-cell office:value-type="float" office:value="114.91" table:style-name="ce7">
            <text:p>114,9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16</text:p>
          </table:table-cell>
          <table:table-cell office:value-type="string" table:style-name="ce6">
            <text:p>Transf. # VISA</text:p>
          </table:table-cell>
          <table:table-cell office:value-type="string" table:style-name="ce6">
            <text:p>CASAL RIZZO MARIA DOLORES</text:p>
          </table:table-cell>
          <table:table-cell office:value-type="string" table:style-name="ce6">
            <text:p>05/04/2019</text:p>
          </table:table-cell>
          <table:table-cell office:value-type="string" table:style-name="ce6">
            <text:p>REEMBOLSO DOLORES COMPRA CAMARA USA</text:p>
          </table:table-cell>
          <table:table-cell office:value-type="float" office:value="167.21" table:style-name="ce7">
            <text:p>167,21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float" office:value="39119.79" table:formula="of:=SUM([.F2:.F17])" table:style-name="ce1">
            <text:p>39119,79</text:p>
          </table:table-cell>
          <table:table-cell office:value-type="float" office:value="0" table:formula="of:=SUM([.G2:.G17])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RESUMEN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Facturas por honorarios profesionales</text:p>
          </table:table-cell>
          <table:table-cell office:value-type="float" office:value="35000" table:formula="of:=SUM([.F2:.F6])+SUM([.F10:.F14])" table:style-name="ce8">
            <text:p>35.000,00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Otros conceptos</text:p>
          </table:table-cell>
          <table:table-cell office:value-type="float" office:value="4119.79" table:formula="of:=+[.F7]+[.F8]+[.F9]+[.F15]+[.F16]+[.F17]" table:style-name="ce8">
            <text:p>4.119,79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TOTAL</text:p>
          </table:table-cell>
          <table:table-cell office:value-type="float" office:value="39119.79" table:formula="of:=+[.F20]+[.F21]" table:style-name="ce8">
            <text:p>39.119,79</text:p>
          </table:table-cell>
          <table:table-cell table:number-columns-repeated="16378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MPC" table:style-name="ta2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1"/>
        <table:table-column table:style-name="co5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9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59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1/01/2019</text:p>
          </table:table-cell>
          <table:table-cell office:value-type="string" table:style-name="ce6">
            <text:p>FC 659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0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28/02/2019</text:p>
          </table:table-cell>
          <table:table-cell office:value-type="string" table:style-name="ce6">
            <text:p>FC 660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1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29/03/2019</text:p>
          </table:table-cell>
          <table:table-cell office:value-type="string" table:style-name="ce6">
            <text:p>FC 661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2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0/04/2019</text:p>
          </table:table-cell>
          <table:table-cell office:value-type="string" table:style-name="ce6">
            <text:p>FC 662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3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29/05/2019</text:p>
          </table:table-cell>
          <table:table-cell office:value-type="string" table:style-name="ce6">
            <text:p>FC 663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665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05/06/2019</text:p>
          </table:table-cell>
          <table:table-cell office:value-type="string" table:style-name="ce6">
            <text:p>FC 665 MARIA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1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1/07/2019</text:p>
          </table:table-cell>
          <table:table-cell office:value-type="string" table:style-name="ce6">
            <text:p>FC 701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2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0/08/2019</text:p>
          </table:table-cell>
          <table:table-cell office:value-type="string" table:style-name="ce6">
            <text:p>FC 702 PAULA CASAL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3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0/09/2019</text:p>
          </table:table-cell>
          <table:table-cell office:value-type="string" table:style-name="ce6">
            <text:p>FC 703 MPC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1.7.12</text:p>
          </table:table-cell>
          <table:table-cell office:value-type="string" table:style-name="ce6">
            <text:p>FAC 001-001-000000704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0/09/2019</text:p>
          </table:table-cell>
          <table:table-cell office:value-type="string" table:style-name="ce6">
            <text:p>FC MPC</text:p>
          </table:table-cell>
          <table:table-cell office:value-type="float" office:value="629.91999999999996" table:style-name="ce10">
            <text:p><text:s/>629,92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1.7.12</text:p>
          </table:table-cell>
          <table:table-cell office:value-type="string" table:style-name="ce6">
            <text:p>FAC 001-001-000000705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15/10/2019</text:p>
          </table:table-cell>
          <table:table-cell office:value-type="string" table:style-name="ce6">
            <text:p>FC 705 PAULA CASAL</text:p>
          </table:table-cell>
          <table:table-cell office:value-type="float" office:value="19.690000000000001" table:style-name="ce10">
            <text:p><text:s/>19,69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1.67</text:p>
          </table:table-cell>
          <table:table-cell office:value-type="string" table:style-name="ce6">
            <text:p>FAC 001-001-000000706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30/10/2019</text:p>
          </table:table-cell>
          <table:table-cell office:value-type="string" table:style-name="ce6">
            <text:p>FC 706 MPC</text:p>
          </table:table-cell>
          <table:table-cell office:value-type="float" office:value="3500" table:style-name="ce10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1.7.15</text:p>
          </table:table-cell>
          <table:table-cell office:value-type="string" table:style-name="ce6">
            <text:p>FAC 001-001-000000707</text:p>
          </table:table-cell>
          <table:table-cell office:value-type="string" table:style-name="ce6">
            <text:p>PAULA CASAL</text:p>
          </table:table-cell>
          <table:table-cell office:value-type="string" table:style-name="ce6">
            <text:p>02/12/2019</text:p>
          </table:table-cell>
          <table:table-cell office:value-type="string" table:style-name="ce6">
            <text:p>FC 707 PAULA CASAL</text:p>
          </table:table-cell>
          <table:table-cell office:value-type="float" office:value="504.01" table:style-name="ce10">
            <text:p><text:s/>504,01<text:s/>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float" office:value="36153.620000000003" table:formula="of:=SUM([.F2:.F14])" table:style-name="ce11">
            <text:p><text:s/>36.153,62<text:s/>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12">
            <text:p>RESUMEN</text:p>
          </table:table-cell>
          <table:table-cell table:style-name="ce12"/>
          <table:table-cell table:number-columns-repeated="16378"/>
        </table:table-row>
        <table:table-row table:style-name="ro2">
          <table:table-cell table:number-columns-repeated="4"/>
          <table:table-cell office:value-type="string" table:style-name="ce12">
            <text:p>Facturas por honorarios profesionales</text:p>
          </table:table-cell>
          <table:table-cell office:value-type="float" office:value="35000" table:formula="of:=SUM([.F2:.F10])+[.F13]" table:style-name="ce13">
            <text:p>35.000,00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table:style-name="ce12">
            <text:p>Otros conceptos</text:p>
          </table:table-cell>
          <table:table-cell office:value-type="float" office:value="1153.6199999999999" table:formula="of:=[.F11]+[.F12]+[.F14]" table:style-name="ce13">
            <text:p>1.153,62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table:style-name="ce12">
            <text:p>TOTAL</text:p>
          </table:table-cell>
          <table:table-cell office:value-type="float" office:value="36153.620000000003" table:formula="of:=+[.F19]+[.F20]" table:style-name="ce13">
            <text:p>36.153,62</text:p>
          </table:table-cell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CHING_CASAL" table:style-name="ta2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1"/>
        <table:table-column table:style-name="co5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9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639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3/01/2019</text:p>
          </table:table-cell>
          <table:table-cell office:value-type="string" table:style-name="ce6">
            <text:p>FC 1639 LUNCH Y REFRIGERIO</text:p>
          </table:table-cell>
          <table:table-cell office:value-type="float" office:value="213.12" table:style-name="ce10">
            <text:p><text:s/>213,12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640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3/01/2019</text:p>
          </table:table-cell>
          <table:table-cell office:value-type="string" table:style-name="ce6">
            <text:p>FC 1640 MARIA CHING</text:p>
          </table:table-cell>
          <table:table-cell office:value-type="float" office:value="51.05" table:style-name="ce10">
            <text:p><text:s/>51,0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662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7/01/2019</text:p>
          </table:table-cell>
          <table:table-cell office:value-type="string" table:style-name="ce6">
            <text:p>FC 1662</text:p>
          </table:table-cell>
          <table:table-cell office:value-type="float" office:value="142.82" table:style-name="ce10">
            <text:p><text:s/>142,82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663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7/01/2019</text:p>
          </table:table-cell>
          <table:table-cell office:value-type="string" table:style-name="ce6">
            <text:p>FC 1663 MARIA CHING</text:p>
          </table:table-cell>
          <table:table-cell office:value-type="float" office:value="139.44999999999999" table:style-name="ce10">
            <text:p><text:s/>139,4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686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1/02/2019</text:p>
          </table:table-cell>
          <table:table-cell office:value-type="string" table:style-name="ce6">
            <text:p>FC 1686 MARIA CHING</text:p>
          </table:table-cell>
          <table:table-cell office:value-type="float" office:value="129.47" table:style-name="ce10">
            <text:p><text:s/>129,47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687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1/02/2019</text:p>
          </table:table-cell>
          <table:table-cell office:value-type="string" table:style-name="ce6">
            <text:p>FC 1687 MARIA CHING</text:p>
          </table:table-cell>
          <table:table-cell office:value-type="float" office:value="143.05000000000001" table:style-name="ce10">
            <text:p><text:s/>143,0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706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4/02/2019</text:p>
          </table:table-cell>
          <table:table-cell office:value-type="string" table:style-name="ce6">
            <text:p>FC 1706 MARIA CHING</text:p>
          </table:table-cell>
          <table:table-cell office:value-type="float" office:value="125.76" table:style-name="ce10">
            <text:p><text:s/>125,76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707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4/02/2019</text:p>
          </table:table-cell>
          <table:table-cell office:value-type="string" table:style-name="ce6">
            <text:p>FC 1707 MARIA CHING</text:p>
          </table:table-cell>
          <table:table-cell office:value-type="float" office:value="126.34" table:style-name="ce10">
            <text:p><text:s/>126,34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737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1/03/2019</text:p>
          </table:table-cell>
          <table:table-cell office:value-type="string" table:style-name="ce6">
            <text:p>FC 1737 MARIA CHING</text:p>
          </table:table-cell>
          <table:table-cell office:value-type="float" office:value="127.5" table:style-name="ce10">
            <text:p><text:s/>127,5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738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1/03/2019</text:p>
          </table:table-cell>
          <table:table-cell office:value-type="string" table:style-name="ce6">
            <text:p>FC 1738 MARIA CHING</text:p>
          </table:table-cell>
          <table:table-cell office:value-type="float" office:value="121.7" table:style-name="ce10">
            <text:p><text:s/>121,70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10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4/03/2019</text:p>
          </table:table-cell>
          <table:table-cell office:value-type="string" table:style-name="ce6">
            <text:p>FC 1810 MARIA CHING</text:p>
          </table:table-cell>
          <table:table-cell office:value-type="float" office:value="71.47" table:style-name="ce10">
            <text:p><text:s/>71,47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14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4/03/2019</text:p>
          </table:table-cell>
          <table:table-cell office:value-type="string" table:style-name="ce6">
            <text:p>FC 1814 MARIA CHING</text:p>
          </table:table-cell>
          <table:table-cell office:value-type="float" office:value="116.49" table:style-name="ce10">
            <text:p><text:s/>116,49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30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28/03/2019</text:p>
          </table:table-cell>
          <table:table-cell office:value-type="string" table:style-name="ce6">
            <text:p>FC 1830 MARIA CHING</text:p>
          </table:table-cell>
          <table:table-cell office:value-type="float" office:value="122.87" table:style-name="ce10">
            <text:p><text:s/>122,87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31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28/03/2019</text:p>
          </table:table-cell>
          <table:table-cell office:value-type="string" table:style-name="ce6">
            <text:p>FC 1831 MARIA CHING</text:p>
          </table:table-cell>
          <table:table-cell office:value-type="float" office:value="117.75" table:style-name="ce10">
            <text:p><text:s/>117,7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45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0/04/2019</text:p>
          </table:table-cell>
          <table:table-cell office:value-type="string" table:style-name="ce6">
            <text:p>FC 1845 MARIA CHING</text:p>
          </table:table-cell>
          <table:table-cell office:value-type="float" office:value="130.75" table:style-name="ce10">
            <text:p><text:s/>130,7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47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0/04/2019</text:p>
          </table:table-cell>
          <table:table-cell office:value-type="string" table:style-name="ce6">
            <text:p>FC 1847 MARIA CHING</text:p>
          </table:table-cell>
          <table:table-cell office:value-type="float" office:value="83.65" table:style-name="ce10">
            <text:p><text:s/>83,6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59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8/04/2019</text:p>
          </table:table-cell>
          <table:table-cell office:value-type="string" table:style-name="ce6">
            <text:p>FC 1859 MARIA CHING</text:p>
          </table:table-cell>
          <table:table-cell office:value-type="float" office:value="124.95" table:style-name="ce10">
            <text:p><text:s/>124,95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62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26/04/2019</text:p>
          </table:table-cell>
          <table:table-cell office:value-type="string" table:style-name="ce6">
            <text:p>FC 1862 MARIA CHING</text:p>
          </table:table-cell>
          <table:table-cell office:value-type="float" office:value="137.82" table:style-name="ce10">
            <text:p><text:s/>137,82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70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2/05/2019</text:p>
          </table:table-cell>
          <table:table-cell office:value-type="string" table:style-name="ce6">
            <text:p>FC 1870 MARIA CHING</text:p>
          </table:table-cell>
          <table:table-cell office:value-type="float" office:value="89.19" table:style-name="ce10">
            <text:p><text:s/>89,19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71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0/05/2019</text:p>
          </table:table-cell>
          <table:table-cell office:value-type="string" table:style-name="ce6">
            <text:p>FC 1871 MARIA CHING</text:p>
          </table:table-cell>
          <table:table-cell office:value-type="float" office:value="133.97" table:style-name="ce10">
            <text:p><text:s/>133,97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78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17/05/2019</text:p>
          </table:table-cell>
          <table:table-cell office:value-type="string" table:style-name="ce6">
            <text:p>FC 1878 MARIA CHING</text:p>
          </table:table-cell>
          <table:table-cell office:value-type="float" office:value="111.84" table:style-name="ce10">
            <text:p><text:s/>111,84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80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23/05/2019</text:p>
          </table:table-cell>
          <table:table-cell office:value-type="string" table:style-name="ce6">
            <text:p>FC 1880 MARIA CHING</text:p>
          </table:table-cell>
          <table:table-cell office:value-type="float" office:value="103.61" table:style-name="ce10">
            <text:p><text:s/>103,61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90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31/05/2019</text:p>
          </table:table-cell>
          <table:table-cell office:value-type="string" table:style-name="ce6">
            <text:p>FC 1890 MARIA CHING</text:p>
          </table:table-cell>
          <table:table-cell office:value-type="float" office:value="108.72" table:style-name="ce10">
            <text:p><text:s/>108,72<text:s/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5.2.1.2.7</text:p>
          </table:table-cell>
          <table:table-cell office:value-type="string" table:style-name="ce6">
            <text:p>FAC 001-001-000001893</text:p>
          </table:table-cell>
          <table:table-cell office:value-type="string" table:style-name="ce6">
            <text:p>CHING CASAL MARIA AUXILIADORA</text:p>
          </table:table-cell>
          <table:table-cell office:value-type="string" table:style-name="ce6">
            <text:p>07/06/2019</text:p>
          </table:table-cell>
          <table:table-cell office:value-type="string" table:style-name="ce6">
            <text:p>FC 1893 MARIA CHING</text:p>
          </table:table-cell>
          <table:table-cell office:value-type="float" office:value="28.95" table:style-name="ce10">
            <text:p><text:s/>28,95<text:s/>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float" office:value="2802.29" table:formula="of:=SUM([.F2:.F25])" table:style-name="ce11">
            <text:p><text:s/>2.802,29<text:s/>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  <table:table table:name="CASAL_AGUIRRE" table:style-name="ta2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018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5.2.1.2.44</text:p>
          </table:table-cell>
          <table:table-cell office:value-type="string" table:style-name="ce6">
            <text:p>FAC 001-001-000000162</text:p>
          </table:table-cell>
          <table:table-cell office:value-type="string" table:style-name="ce6">
            <text:p>CASAL AGUIRRE PATRICIA MARIA</text:p>
          </table:table-cell>
          <table:table-cell office:value-type="string" table:style-name="ce6">
            <text:p>03/01/2019</text:p>
          </table:table-cell>
          <table:table-cell office:value-type="string" table:style-name="ce6">
            <text:p>FC 162 PATRICIA CASAL</text:p>
          </table:table-cell>
          <table:table-cell office:value-type="float" office:value="900" table:style-name="ce7">
            <text:p>900,00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database-ranges>
        <table:database-range table:target-range-address="MDC.A2:MDC.AMJ17" table:name="__Anonymous_Sheet_DB__1" table:contains-header="false">
          <table:sort>
            <table:sort-by table:field-number="1"/>
          </table:sort>
        </table:database-range>
        <table:database-range table:target-range-address="MPC.A2:MPC.AMJ14" table:name="__Anonymous_Sheet_DB__2" table:contains-header="false">
          <table:sort>
            <table:sort-by table:field-number="1"/>
          </table:sort>
        </table:database-range>
        <table:database-range table:target-range-address="CHING_CASAL.A2:CHING_CASAL.AMJ25" table:name="__Anonymous_Sheet_DB__3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entury Gothic" svg:font-family="&quot;Century Gothic&quot;"/>
    <style:font-face style:name="Century Gothic1" svg:font-family="&quot;Century Gothic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arlos Almeida</meta:initial-creator>
    <dc:creator>Carlos Almeida</dc:creator>
    <meta:creation-date>2020-02-17T09:40:25Z</meta:creation-date>
    <dc:date>2020-02-25T22:31:23Z</dc:date>
    <meta:editing-cycles>2</meta:editing-cycles>
    <meta:editing-duration>PT400S</meta:editing-duration>
  </office:meta>
</office:document-meta>
</file>